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mittel">
        <draw:custom-shape draw:style-name="gr1" draw:text-style-name="P1" xml:id="id1" draw:id="id1" draw:layer="layout" svg:width="1.182cm" svg:height="0.637cm" svg:x="8.181cm" svg:y="1.181cm">
          <text:p text:style-name="P1">di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0.545cm" svg:x="8.909cm" svg:y="3.727cm">
          <text:p text:style-name="P1">inner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layer="layout" svg:x1="8.354cm" svg:y1="1.725cm" svg:x2="8.908cm" svg:y2="2.363cm" draw:start-shape="id1" draw:start-glue-point="7" draw:end-shape="id2" draw:end-glue-point="6" svg:d="M8354 1725v638h554">
          <text:p/>
        </draw:connector>
        <draw:custom-shape draw:style-name="gr3" draw:text-style-name="P1" xml:id="id3" draw:id="id3" draw:layer="layout" svg:width="2.272cm" svg:height="0.454cm" svg:x="9.818cm" svg:y="2.818cm">
          <text:p text:style-name="P1">panel-heading</text:p>
          <draw:enhanced-geometry svg:viewBox="0 0 21600 21600" draw:glue-points="?f6 0 10800 ?f8 ?f11 10800 ?f9 21600 10800 ?f10 ?f5 10800" draw:text-areas="?f3 ?f3 ?f4 ?f4" draw:type="parallelogram" draw:modifiers="1867.46626686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layer="layout" svg:x1="9.147cm" svg:y1="2.556cm" svg:x2="9.916cm" svg:y2="3.045cm" draw:start-shape="id2" draw:start-glue-point="7" draw:end-shape="id3" draw:end-glue-point="9" svg:d="M9147 2556v489h769">
          <text:p/>
        </draw:connector>
        <draw:custom-shape draw:style-name="gr1" draw:text-style-name="P1" xml:id="id2" draw:id="id2" draw:layer="layout" svg:width="1.637cm" svg:height="0.546cm" svg:x="8.908cm" svg:y="2.09cm">
          <text:p text:style-name="P1">class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layer="layout" svg:x1="8.354cm" svg:y1="1.725cm" svg:x2="8.909cm" svg:y2="4cm" draw:start-shape="id1" draw:start-glue-point="7" draw:end-shape="id4" draw:end-glue-point="6" svg:d="M8354 1725v2275h555">
          <text:p/>
        </draw:connector>
        <draw:custom-shape draw:style-name="gr4" draw:text-style-name="P2" draw:layer="layout" svg:width="5.909cm" svg:height="6.728cm" svg:x="1.636cm" svg:y="1.09cm">
          <text:p text:style-name="P2">$('.panel-heading')</text:p>
          <text:p text:style-name="P2">.innerHtml(''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04T15:43:03.15</meta:creation-date>
    <dc:language>de-DE</dc:language>
    <meta:editing-cycles>2</meta:editing-cycles>
    <meta:editing-duration>PT56M38S</meta:editing-duration>
    <dc:title>DRAW-mittel</dc:title>
    <meta:initial-creator>Martin Korneffel</meta:initial-creator>
    <dc:date>2015-05-04T17:10:02.65</dc:date>
    <dc:creator>Martin Korneffel</dc:creator>
    <meta:document-statistic meta:object-count="8"/>
    <meta:user-defined meta:name="Info 1"/>
    <meta:user-defined meta:name="Info 2"/>
    <meta:user-defined meta:name="Info 3"/>
    <meta:user-defined meta:name="Info 4"/>
    <meta:template xlink:type="simple" xlink:actuate="onRequest" xlink:title="DRAW-mittel" xlink:href="file:///C:/Users/Martin/AppData/Roaming/OpenOffice/4/user/template/DRAW-mittel.otg" meta:date="2015-05-04T15:43:01.76"/>
  </office:meta>
</office:document-meta>
</file>